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dcb4cb" officeooo:paragraph-rsid="00dcb4cb" style:font-weight-asian="normal" style:font-weight-complex="normal"/>
    </style:style>
    <style:style style:name="P2" style:family="paragraph" style:parent-style-name="Standard">
      <style:text-properties fo:font-weight="normal" officeooo:rsid="00dcb4cb" officeooo:paragraph-rsid="00e45ae1" style:font-weight-asian="normal" style:font-weight-complex="normal"/>
    </style:style>
    <style:style style:name="P3" style:family="paragraph" style:parent-style-name="Standard">
      <style:text-properties fo:font-weight="normal" officeooo:rsid="00de9fa7" officeooo:paragraph-rsid="00e62d4b" style:font-weight-asian="normal" style:font-weight-complex="normal"/>
    </style:style>
    <style:style style:name="P4" style:family="paragraph" style:parent-style-name="Standard">
      <style:text-properties fo:font-weight="normal" officeooo:rsid="00de9fa7" officeooo:paragraph-rsid="00dcb4cb" style:font-weight-asian="normal" style:font-weight-complex="normal"/>
    </style:style>
    <style:style style:name="P5" style:family="paragraph" style:parent-style-name="Standard">
      <style:text-properties fo:font-weight="normal" officeooo:rsid="00de9fa7" officeooo:paragraph-rsid="00de9fa7" style:font-weight-asian="normal" style:font-weight-complex="normal"/>
    </style:style>
    <style:style style:name="P6" style:family="paragraph" style:parent-style-name="Standard">
      <style:text-properties fo:font-weight="normal" officeooo:rsid="00e45ae1" officeooo:paragraph-rsid="00e45ae1" style:font-weight-asian="normal" style:font-weight-complex="normal"/>
    </style:style>
    <style:style style:name="P7" style:family="paragraph" style:parent-style-name="Standard">
      <style:text-properties fo:font-weight="normal" officeooo:rsid="00e45ae1" officeooo:paragraph-rsid="00e951c9" style:font-weight-asian="normal" style:font-weight-complex="normal"/>
    </style:style>
    <style:style style:name="P8" style:family="paragraph" style:parent-style-name="Standard">
      <style:text-properties fo:font-weight="normal" officeooo:rsid="00ebeea1" officeooo:paragraph-rsid="00ebeea1" style:font-weight-asian="normal" style:font-weight-complex="normal"/>
    </style:style>
    <style:style style:name="P9" style:family="paragraph" style:parent-style-name="Standard">
      <style:text-properties fo:font-weight="bold" officeooo:rsid="00dcb4cb" officeooo:paragraph-rsid="00dcb4cb" style:font-weight-asian="bold" style:font-weight-complex="bold"/>
    </style:style>
    <style:style style:name="P10" style:family="paragraph" style:parent-style-name="Standard">
      <style:text-properties fo:font-weight="bold" officeooo:rsid="00ebeea1" officeooo:paragraph-rsid="00ebeea1" style:font-weight-asian="bold" style:font-weight-complex="bold"/>
    </style:style>
    <style:style style:name="P11" style:family="paragraph" style:parent-style-name="Standard">
      <style:text-properties fo:font-weight="bold" officeooo:rsid="00f10257" officeooo:paragraph-rsid="00f10257" style:font-weight-asian="bold" style:font-weight-complex="bold"/>
    </style:style>
    <style:style style:name="P12" style:family="paragraph" style:parent-style-name="Standard">
      <style:text-properties officeooo:paragraph-rsid="00ec651b"/>
    </style:style>
    <style:style style:name="P13" style:family="paragraph" style:parent-style-name="Standard">
      <style:text-properties officeooo:rsid="00f10257" officeooo:paragraph-rsid="00f10257"/>
    </style:style>
    <style:style style:name="P14" style:family="paragraph" style:parent-style-name="Standard">
      <style:text-properties fo:font-weight="normal" officeooo:rsid="00de9fa7" officeooo:paragraph-rsid="00ec651b" style:font-weight-asian="normal" style:font-weight-complex="normal"/>
    </style:style>
    <style:style style:name="P15" style:family="paragraph" style:parent-style-name="Standard">
      <style:text-properties fo:font-weight="normal" officeooo:rsid="00f10257" officeooo:paragraph-rsid="00f10257" style:font-weight-asian="normal" style:font-weight-complex="normal"/>
    </style:style>
    <style:style style:name="P16" style:family="paragraph" style:parent-style-name="Standard">
      <style:text-properties officeooo:rsid="00f10257" officeooo:paragraph-rsid="00f10257"/>
    </style:style>
    <style:style style:name="T1" style:family="text">
      <style:text-properties officeooo:rsid="00de9fa7"/>
    </style:style>
    <style:style style:name="T2" style:family="text">
      <style:text-properties officeooo:rsid="00e03c99"/>
    </style:style>
    <style:style style:name="T3" style:family="text">
      <style:text-properties officeooo:rsid="00e1372c"/>
    </style:style>
    <style:style style:name="T4" style:family="text">
      <style:text-properties officeooo:rsid="00e2d0f0"/>
    </style:style>
    <style:style style:name="T5" style:family="text">
      <style:text-properties officeooo:rsid="00e45ae1"/>
    </style:style>
    <style:style style:name="T6" style:family="text">
      <style:text-properties officeooo:rsid="00e62d4b"/>
    </style:style>
    <style:style style:name="T7" style:family="text">
      <style:text-properties officeooo:rsid="00e7c502"/>
    </style:style>
    <style:style style:name="T8" style:family="text">
      <style:text-properties officeooo:rsid="00e951c9"/>
    </style:style>
    <style:style style:name="T9" style:family="text">
      <style:text-properties officeooo:rsid="00eafd69"/>
    </style:style>
    <style:style style:name="T10" style:family="text">
      <style:text-properties officeooo:rsid="00ebeea1"/>
    </style:style>
    <style:style style:name="T11" style:family="text">
      <style:text-properties officeooo:rsid="00ec651b"/>
    </style:style>
    <style:style style:name="T12" style:family="text">
      <style:text-properties fo:font-weight="normal" style:font-weight-asian="normal" style:font-weight-complex="normal"/>
    </style:style>
    <style:style style:name="T13" style:family="text">
      <style:text-properties fo:font-weight="normal" officeooo:rsid="00dcb4cb" style:font-weight-asian="normal" style:font-weight-complex="normal"/>
    </style:style>
    <style:style style:name="T14" style:family="text">
      <style:text-properties fo:font-weight="normal" officeooo:rsid="00e62d4b" style:font-weight-asian="normal" style:font-weight-complex="normal"/>
    </style:style>
    <style:style style:name="T15" style:family="text">
      <style:text-properties fo:font-weight="normal" officeooo:rsid="00de9fa7" style:font-weight-asian="normal" style:font-weight-complex="normal"/>
    </style:style>
    <style:style style:name="T16" style:family="text">
      <style:text-properties fo:font-weight="normal" officeooo:rsid="00eafd69" style:font-weight-asian="normal" style:font-weight-complex="normal"/>
    </style:style>
    <style:style style:name="T17" style:family="text">
      <style:text-properties fo:font-weight="normal" officeooo:rsid="00ed87b7" style:font-weight-asian="normal" style:font-weight-complex="normal"/>
    </style:style>
    <style:style style:name="T18" style:family="text">
      <style:text-properties fo:font-weight="normal" officeooo:rsid="00ee6e17" style:font-weight-asian="normal" style:font-weight-complex="normal"/>
    </style:style>
    <style:style style:name="T19" style:family="text">
      <style:text-properties fo:font-weight="normal" officeooo:rsid="00f37600" style:font-weight-asian="normal" style:font-weight-complex="normal"/>
    </style:style>
    <style:style style:name="T20" style:family="text">
      <style:text-properties fo:font-weight="normal" officeooo:rsid="00f402b1" style:font-weight-asian="normal" style:font-weight-complex="normal"/>
    </style:style>
    <style:style style:name="T21" style:family="text">
      <style:text-properties officeooo:rsid="00f49f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aving fun with TLS</text:p>
      <text:p text:style-name="P1"/>
      <text:p text:style-name="P1"/>
      <text:p text:style-name="P1">TLS is likely to be around in one form or another for a very long time. But it will evolve over time. There will for example be a TLS 2.0 which integrates fully post-quantum primitives. <text:span text:style-name="T2">In the meantime there may be a TLS 1.4 which updates some of the </text:span><text:span text:style-name="T4">existing </text:span><text:span text:style-name="T2">primitives while integrating hybrid pre/post quantum methods.</text:span></text:p>
      <text:p text:style-name="P1"/>
      <text:p text:style-name="P1">First we should isolate out the various cryptographic components. There is the hashing and symmetric encryption. There <text:span text:style-name="T11">may</text:span> be developments here, more modern sponge based hashing <text:span text:style-name="T11">may</text:span> be used (the SHA2 family <text:span text:style-name="T2">i</text:span>s already looking old), and there <text:span text:style-name="T11">may</text:span> be light-weight encryption to facili<text:span text:style-name="T2">t</text:span>ate low-powered devices, which <text:span text:style-name="T11">may</text:span> displace the AES <text:span text:style-name="T2">in some applications</text:span>. Better AEAD modes than <text:span text:style-name="T2">(the rather fragile) </text:span>GCM <text:span text:style-name="T4">may</text:span> become popular.</text:p>
      <text:p text:style-name="P1"/>
      <text:p text:style-name="P1">But the most interesting developments will be in the public-key sphere. Recall that TLS requires</text:p>
      <text:p text:style-name="P1"/>
      <text:p text:style-name="P1">(a) <text:s/>An unauthenticated key exchange, and</text:p>
      <text:p text:style-name="P1">(b) A digital signature on the protocol transcript by the server (and optionally the client), to authenticate the link <text:span text:style-name="T10">in one (or both) directions.</text:span></text:p>
      <text:p text:style-name="P1"/>
      <text:p text:style-name="P10">Going Post-Quantum</text:p>
      <text:p text:style-name="P9"/>
      <text:p text:style-name="P8">The simplest way to make TLS secure in a post quantum setting is to replace the key exchange and digital signature algorithms. There are numerous ways of doing this, and the industry will be guided by the outcome of the NIST competition. Currently I like the idea of an isogeny based key exchange like SIKE, and a lattice based <text:span text:style-name="T11">digital </text:span>signature <text:span text:style-name="T11">scheme </text:span>like Dilithium.</text:p>
      <text:p text:style-name="P9"/>
      <text:p text:style-name="P9">Client authentication</text:p>
      <text:p text:style-name="P1"/>
      <text:p text:style-name="P8">While awaiting a quantum computer, it might be interesting to look again at client-side authentication.</text:p>
      <text:p text:style-name="P1"/>
      <text:p text:style-name="P2"><text:span text:style-name="T21">T</text:span>he standard <text:span text:style-name="T5">TLS </text:span>client side authentication requires the client to have an X.509 certificate of their own, <text:span text:style-name="T5">containing a private signing key</text:span>. <text:span text:style-name="T2">A</text:span>s is well established this is a deeply unattractive solution, and it is rarely used. So alternative methods can be considered. </text:p>
      <text:p text:style-name="P2"/>
      <text:p text:style-name="P6">The simplest idea <text:span text:style-name="T9">is</text:span> to do client authentication as part of the application. Typically the first HTML page thrown up by a server <text:span text:style-name="T11">that requires client authentication </text:span>may be one requesting Username and Password. And any other client authentication scheme (maybe a two-factor method?) can be implemented in a similar way, <text:span text:style-name="T10">after the</text:span><text:span text:style-name="T9"> TLS handshake </text:span><text:span text:style-name="T10">completes</text:span><text:span text:style-name="T9">.</text:span></text:p>
      <text:p text:style-name="P6"/>
      <text:p text:style-name="P7">But it would be cool if the client-side authentication could be <text:span text:style-name="T7">more </text:span><text:span text:style-name="T6">tightly </text:span>integrated into the TLS protocol flow, so that the amount of toing and froing could be kept to a minimum. Recall that standard TLS client side authentication involves the application of a digital signature to <text:span text:style-name="T7">a </text:span>hash of the protocol transcript. In theory any alternative method of digital signature could be substituted here. So maybe identity based signature, or so-called certificate-less signature might be considered? <text:span text:style-name="T6">Or a designated </text:span><text:span text:style-name="T7">verifier </text:span><text:span text:style-name="T6">signature scheme? </text:span><text:span text:style-name="T1">Signatures come in all sort of flavours </text:span><text:span text:style-name="T3">(blind, ring, aggregate, proxy, group, redactable, linkable etc), many of which may be relevant, </text:span><text:span text:style-name="T6">and interesting to research. </text:span><text:span text:style-name="T1">I have a </text:span><text:span text:style-name="T8">designated verifier signature scheme </text:span><text:span text:style-name="T1">of my own, using pairing-based cryptography, which allows multi-factor authentication of the client.</text:span></text:p>
      <text:p text:style-name="P2"/>
      <text:p text:style-name="P12"><text:soft-page-break/><text:span text:style-name="T13">For </text:span><text:span text:style-name="T14">another</text:span><text:span text:style-name="T13"> example, an asymmetric Password Authenticated </text:span><text:span text:style-name="T18">K</text:span><text:span text:style-name="T13">ey </text:span><text:span text:style-name="T18">E</text:span><text:span text:style-name="T13">xchange can be considered, where the client authenticates with a simple PIN. </text:span><text:span text:style-name="T15">This draft </text:span><text:a xlink:type="simple" xlink:href="https://datatracker.ietf.org/doc/html/draft-sullivan-tls-opaque-01" text:style-name="Internet_20_link" text:visited-style-name="Visited_20_Internet_20_Link">draft-sullivan-tls-opaque-01 (ietf.org)</text:a> <text:span text:style-name="T15"><text:s/>already considers methods of integration </text:span><text:span text:style-name="T17">of a PAKE</text:span><text:span text:style-name="T15"> with TLS. </text:span><text:span text:style-name="T16">It suggests that we might be able to repurpose/reuse some of the existing TLS data exchanges to facilitate integration. </text:span><text:span text:style-name="T15">It would be fun to experiment with this. </text:span></text:p>
      <text:p text:style-name="P14"/>
      <text:p text:style-name="P11"><text:span text:style-name="T1">A</text:span>nother Way</text:p>
      <text:p text:style-name="P15"/>
      <text:p text:style-name="P13"><text:span text:style-name="T12">A completely different approach would be to implement a n</text:span><text:span text:style-name="T19">ovel</text:span><text:span text:style-name="T12"> authenticated key exchange protocol between client and server, and to </text:span><text:span text:style-name="T20">drop</text:span><text:span text:style-name="T12"> the negotiated key into TLS as a pre-shared key, </text:span><text:span text:style-name="T20">and let TLS take it from there.</text:span></text:p>
      <text:p text:style-name="P13"><text:span text:style-name="T20"/></text:p>
      <text:p text:style-name="P15"/>
      <text:p text:style-name="P15"/>
      <text:p text:style-name="P2"/>
      <text:p text:style-name="P3"/>
      <text:p text:style-name="P4"/>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7-05T09:56:15.730000000</dc:date>
    <meta:editing-duration>P3DT14H47M45S</meta:editing-duration>
    <meta:editing-cycles>138</meta:editing-cycles>
    <meta:generator>LibreOffice/6.4.5.2$Windows_X86_64 LibreOffice_project/a726b36747cf2001e06b58ad5db1aa3a9a1872d6</meta:generator>
    <meta:document-statistic meta:table-count="0" meta:image-count="0" meta:object-count="0" meta:page-count="2" meta:paragraph-count="16" meta:word-count="582" meta:character-count="3675" meta:non-whitespace-character-count="3105"/>
  </office:meta>
</office:document-meta>
</file>